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5cf" officeooo:paragraph-rsid="001395cf"/>
    </style:style>
    <style:style style:name="P2" style:family="paragraph" style:parent-style-name="Standard">
      <style:text-properties officeooo:rsid="0013cef1" officeooo:paragraph-rsid="0013cef1"/>
    </style:style>
    <style:style style:name="T1" style:family="text">
      <style:text-properties officeooo:rsid="0013cef1"/>
    </style:style>
    <style:style style:name="T2" style:family="text">
      <style:text-properties officeooo:rsid="00152979"/>
    </style:style>
    <style:style style:name="T3" style:family="text">
      <style:text-properties officeooo:rsid="001724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делать вызовы удалённых процедур подобно локальным</text:p>
      <text:p text:style-name="P1"/>
      <text:p text:style-name="P1">Клиент при вызове функции сервера ждёт ответ</text:p>
      <text:p text:style-name="P1"/>
      <text:p text:style-name="P1">Какие действия рпс?</text:p>
      <text:p text:style-name="P1"/>
      <text:p text:style-name="P1">запрос передаётся на клиентский стаб, где преобразуются данные во внешнее представление in english <text:span text:style-name="T2">(External Data Representation)</text:span></text:p>
      <text:p text:style-name="P1">переход в режим ядра</text:p>
      <text:p text:style-name="P1">ядро устанавливает сетевой интерфейс, адресат</text:p>
      <text:p text:style-name="P1">переходит на ядро сервера (по сетевому протоколу?)</text:p>
      <text:p text:style-name="P1">сервер (ядро) вызывает серверный стаб</text:p>
      <text:p text:style-name="P1"><text:span text:style-name="T2">данные </text:span>преобразуются из <text:span text:style-name="T1">Х</text:span>DR (в с <text:span text:style-name="T2">типы</text:span>?)</text:p>
      <text:p text:style-name="P1">вызывается функция — точка входа (я бы убрал про точку входа)</text:p>
      <text:p text:style-name="P1"/>
      <text:p text:style-name="P1">в зависимости от того какой тип клиента — разные точки входа</text:p>
      <text:p text:style-name="P1"/>
      <text:p text:style-name="P2">сколько точек входа? <text:span text:style-name="T3">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2:52:57.146198897</meta:creation-date>
    <dc:date>2024-12-21T19:55:18.624717309</dc:date>
    <meta:editing-duration>PT4H17M41S</meta:editing-duration>
    <meta:editing-cycles>1</meta:editing-cycles>
    <meta:document-statistic meta:table-count="0" meta:image-count="0" meta:object-count="0" meta:page-count="1" meta:paragraph-count="12" meta:word-count="84" meta:character-count="577" meta:non-whitespace-character-count="503"/>
    <meta:generator>LibreOffice/24.2.6.2$Linux_X86_64 LibreOffice_project/420$Build-2</meta:generator>
  </office:meta>
</office:document-meta>
</file>